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1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073cm"/>
    </style:style>
    <style:style style:name="co4" style:family="table-column">
      <style:table-column-properties fo:break-before="auto" style:column-width="2.819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 fo:border="0.002cm solid #000000"/>
      <style:paragraph-properties fo:text-align="center" fo:margin-left="0cm"/>
    </style:style>
  </office:automatic-styles>
  <office:body>
    <office:spreadsheet>
      <table:table table:name="Tabelle1" table:style-name="ta1">
        <table:table-column table:style-name="co1" table:default-cell-style-name="ce2"/>
        <table:table-column table:style-name="co2" table:number-columns-repeated="3" table:default-cell-style-name="ce1"/>
        <table:table-column table:style-name="co3" table:default-cell-style-name="ce4"/>
        <table:table-column table:style-name="co4" table:default-cell-style-name="ce1"/>
        <table:table-column table:style-name="co2" table:default-cell-style-name="ce1"/>
        <table:table-row table:style-name="ro1">
          <table:table-cell table:style-name="Default" table:number-columns-repeated="2"/>
          <table:table-cell table:style-name="ce3" office:value-type="string" calcext:value-type="string" table:number-columns-spanned="3" table:number-rows-spanned="1">
            <text:p>Familien_Stamm_Baum</text:p>
          </table:table-cell>
          <table:covered-table-cell table:number-columns-repeated="2" table:style-name="Default"/>
          <table:table-cell table:style-name="Default" table:number-columns-repeated="2"/>
        </table:table-row>
        <table:table-row table:style-name="ro1" table:number-rows-repeated="3">
          <table:table-cell table:style-name="Default" table:number-columns-repeated="7"/>
        </table:table-row>
        <table:table-row table:style-name="ro1">
          <table:table-cell table:style-name="ce1"/>
          <table:table-cell table:style-name="ce2" office:value-type="string" calcext:value-type="string">
            <text:p>Geschlecht </text:p>
          </table:table-cell>
          <table:table-cell table:style-name="ce2" office:value-type="string" calcext:value-type="string">
            <text:p>Name</text:p>
          </table:table-cell>
          <table:table-cell table:style-name="ce2" office:value-type="string" calcext:value-type="string">
            <text:p>Vorname</text:p>
          </table:table-cell>
          <table:table-cell table:style-name="ce2" office:value-type="string" calcext:value-type="string">
            <text:p>Geb.</text:p>
          </table:table-cell>
          <table:table-cell table:style-name="ce2" office:value-type="string" calcext:value-type="string">
            <text:p>Eltern</text:p>
          </table:table-cell>
          <table:table-cell table:style-name="ce2" office:value-type="string" calcext:value-type="string">
            <text:p>Todestag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Heinrich</text:p>
          </table:table-cell>
          <table:table-cell office:value-type="date" office:date-value="1900-06-09" calcext:value-type="date">
            <text:p>09.06.00</text:p>
          </table:table-cell>
          <table:table-cell office:value-type="string" calcext:value-type="string">
            <text:p>Rolf/Marita</text:p>
          </table:table-cell>
          <table:table-cell table:style-name="ce4" office:value-type="date" office:date-value="1973-08-12" calcext:value-type="date">
            <text:p>12.08.7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Theodor</text:p>
          </table:table-cell>
          <table:table-cell office:value-type="date" office:date-value="1924-03-01" calcext:value-type="date">
            <text:p>01.03.24</text:p>
          </table:table-cell>
          <table:table-cell office:value-type="string" calcext:value-type="string">
            <text:p>Heinrich/Sophie</text:p>
          </table:table-cell>
          <table:table-cell table:style-name="ce4" office:value-type="date" office:date-value="1994-05-04" calcext:value-type="date">
            <text:p>04.05.9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Lena</text:p>
          </table:table-cell>
          <table:table-cell office:value-type="date" office:date-value="1925-06-05" calcext:value-type="date">
            <text:p>05.06.25</text:p>
          </table:table-cell>
          <table:table-cell office:value-type="string" calcext:value-type="string">
            <text:p>Heinrich/Sophie</text:p>
          </table:table-cell>
          <table:table-cell table:style-name="ce4" office:value-type="date" office:date-value="1997-07-16" calcext:value-type="date">
            <text:p>16.07.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Karin</text:p>
          </table:table-cell>
          <table:table-cell office:value-type="date" office:date-value="1935-07-22" calcext:value-type="date">
            <text:p>22.07.35</text:p>
          </table:table-cell>
          <table:table-cell office:value-type="string" calcext:value-type="string">
            <text:p>Heinrich/Sophie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Dirk</text:p>
          </table:table-cell>
          <table:table-cell office:value-type="date" office:date-value="1933-08-02" calcext:value-type="date">
            <text:p>02.08.33</text:p>
          </table:table-cell>
          <table:table-cell office:value-type="string" calcext:value-type="string">
            <text:p>Heinrich/Sophie</text:p>
          </table:table-cell>
          <table:table-cell table:style-name="ce4" office:value-type="date" office:date-value="2012-09-21" calcext:value-type="date">
            <text:p>21.09.12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Jens</text:p>
          </table:table-cell>
          <table:table-cell office:value-type="date" office:date-value="1950-11-01" calcext:value-type="date">
            <text:p>01.11.50</text:p>
          </table:table-cell>
          <table:table-cell office:value-type="string" calcext:value-type="string">
            <text:p>Dirk/Renate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Anita</text:p>
          </table:table-cell>
          <table:table-cell office:value-type="date" office:date-value="1952-04-03" calcext:value-type="date">
            <text:p>03.04.52</text:p>
          </table:table-cell>
          <table:table-cell office:value-type="string" calcext:value-type="string">
            <text:p>Dirk/Renate</text:p>
          </table:table-cell>
          <table:table-cell table:style-name="ce4" office:value-type="date" office:date-value="2005-08-05" calcext:value-type="date">
            <text:p>05.08.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Luca</text:p>
          </table:table-cell>
          <table:table-cell office:value-type="date" office:date-value="1954-09-22" calcext:value-type="date">
            <text:p>22.09.54</text:p>
          </table:table-cell>
          <table:table-cell office:value-type="string" calcext:value-type="string">
            <text:p>Dirk/Renate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David</text:p>
          </table:table-cell>
          <table:table-cell office:value-type="date" office:date-value="1952-04-16" calcext:value-type="date">
            <text:p>16.04.52</text:p>
          </table:table-cell>
          <table:table-cell office:value-type="string" calcext:value-type="string">
            <text:p>Jan/Karin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Claudia</text:p>
          </table:table-cell>
          <table:table-cell office:value-type="date" office:date-value="1950-09-15" calcext:value-type="date">
            <text:p>15.09.50</text:p>
          </table:table-cell>
          <table:table-cell office:value-type="string" calcext:value-type="string">
            <text:p>Jan/Karin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Manfred</text:p>
          </table:table-cell>
          <table:table-cell office:value-type="date" office:date-value="1953-02-11" calcext:value-type="date">
            <text:p>11.02.53</text:p>
          </table:table-cell>
          <table:table-cell office:value-type="string" calcext:value-type="string">
            <text:p>Günther/Lena</text:p>
          </table:table-cell>
          <table:table-cell table:style-name="ce4" office:value-type="date" office:date-value="1988-10-09" calcext:value-type="date">
            <text:p>09.10.8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Rainer</text:p>
          </table:table-cell>
          <table:table-cell office:value-type="date" office:date-value="1950-01-18" calcext:value-type="date">
            <text:p>18.01.50</text:p>
          </table:table-cell>
          <table:table-cell office:value-type="string" calcext:value-type="string">
            <text:p>Theodor/Bettina</text:p>
          </table:table-cell>
          <table:table-cell table:style-name="ce4" office:value-type="date" office:date-value="1990-07-14" calcext:value-type="date">
            <text:p>14.07.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Florian</text:p>
          </table:table-cell>
          <table:table-cell office:value-type="date" office:date-value="1955-04-27" calcext:value-type="date">
            <text:p>27.04.55</text:p>
          </table:table-cell>
          <table:table-cell office:value-type="string" calcext:value-type="string">
            <text:p>Theodor/Bettina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Tim</text:p>
          </table:table-cell>
          <table:table-cell office:value-type="date" office:date-value="1980-06-26" calcext:value-type="date">
            <text:p>26.06.80</text:p>
          </table:table-cell>
          <table:table-cell office:value-type="string" calcext:value-type="string">
            <text:p>Jens/Susi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Zimmer</text:p>
          </table:table-cell>
          <table:table-cell office:value-type="string" calcext:value-type="string">
            <text:p>Anna</text:p>
          </table:table-cell>
          <table:table-cell office:value-type="date" office:date-value="1983-01-02" calcext:value-type="date">
            <text:p>02.01.83</text:p>
          </table:table-cell>
          <table:table-cell office:value-type="string" calcext:value-type="string">
            <text:p>Jens/Susi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Alan</text:p>
          </table:table-cell>
          <table:table-cell office:value-type="date" office:date-value="1980-05-22" calcext:value-type="date">
            <text:p>22.05.80</text:p>
          </table:table-cell>
          <table:table-cell office:value-type="string" calcext:value-type="string">
            <text:p>Luca/Petra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Tommy</text:p>
          </table:table-cell>
          <table:table-cell office:value-type="date" office:date-value="1985-08-17" calcext:value-type="date">
            <text:p>17.08.85</text:p>
          </table:table-cell>
          <table:table-cell office:value-type="string" calcext:value-type="string">
            <text:p>Luca/Petra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Thomas</text:p>
          </table:table-cell>
          <table:table-cell office:value-type="date" office:date-value="1988-02-04" calcext:value-type="date">
            <text:p>04.02.88</text:p>
          </table:table-cell>
          <table:table-cell office:value-type="string" calcext:value-type="string">
            <text:p>Luca/Petra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Max</text:p>
          </table:table-cell>
          <table:table-cell office:value-type="date" office:date-value="1987-06-11" calcext:value-type="date">
            <text:p>11.06.87</text:p>
          </table:table-cell>
          <table:table-cell office:value-type="string" calcext:value-type="string">
            <text:p>Tim/Claudia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Nicole</text:p>
          </table:table-cell>
          <table:table-cell office:value-type="date" office:date-value="1983-12-03" calcext:value-type="date">
            <text:p>03.12.83</text:p>
          </table:table-cell>
          <table:table-cell office:value-type="string" calcext:value-type="string">
            <text:p>Manfred/Sabine 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Petersen </text:p>
          </table:table-cell>
          <table:table-cell office:value-type="string" calcext:value-type="string">
            <text:p>Sarah</text:p>
          </table:table-cell>
          <table:table-cell office:value-type="date" office:date-value="1975-09-11" calcext:value-type="date">
            <text:p>11.09.75</text:p>
          </table:table-cell>
          <table:table-cell office:value-type="string" calcext:value-type="string">
            <text:p>Manfred/Sabine 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Henry</text:p>
          </table:table-cell>
          <table:table-cell office:value-type="date" office:date-value="1980-03-03" calcext:value-type="date">
            <text:p>03.03.80</text:p>
          </table:table-cell>
          <table:table-cell office:value-type="string" calcext:value-type="string">
            <text:p>Manfred/Sabine 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Lucas</text:p>
          </table:table-cell>
          <table:table-cell office:value-type="date" office:date-value="1984-07-04" calcext:value-type="date">
            <text:p>04.07.84</text:p>
          </table:table-cell>
          <table:table-cell office:value-type="string" calcext:value-type="string">
            <text:p>Florian/Kathrin </text:p>
          </table:table-cell>
          <table:table-cell table:style-name="ce4" office:value-type="date" office:date-value="2004-11-02" calcext:value-type="date">
            <text:p>02.11.04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Laura</text:p>
          </table:table-cell>
          <table:table-cell office:value-type="date" office:date-value="2002-04-08" calcext:value-type="date">
            <text:p>08.04.02</text:p>
          </table:table-cell>
          <table:table-cell office:value-type="string" calcext:value-type="string">
            <text:p>Tim/Sylvia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Martin</text:p>
          </table:table-cell>
          <table:table-cell office:value-type="date" office:date-value="2005-07-03" calcext:value-type="date">
            <text:p>03.07.05</text:p>
          </table:table-cell>
          <table:table-cell office:value-type="string" calcext:value-type="string">
            <text:p>Tim/Sylvia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<text:s text:c="2"/>Martins <text:s/></text:p>
          </table:table-cell>
          <table:table-cell office:value-type="string" calcext:value-type="string">
            <text:p>Matthias</text:p>
          </table:table-cell>
          <table:table-cell office:value-type="date" office:date-value="2003-05-12" calcext:value-type="date">
            <text:p>12.05.03</text:p>
          </table:table-cell>
          <table:table-cell office:value-type="string" calcext:value-type="string">
            <text:p>Marcos/Anna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Thorsten </text:p>
          </table:table-cell>
          <table:table-cell office:value-type="date" office:date-value="2005-08-20" calcext:value-type="date">
            <text:p>20.08.05</text:p>
          </table:table-cell>
          <table:table-cell office:value-type="string" calcext:value-type="string">
            <text:p>Tommy/Maike 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Zimmer</text:p>
          </table:table-cell>
          <table:table-cell office:value-type="string" calcext:value-type="string">
            <text:p>Anne</text:p>
          </table:table-cell>
          <table:table-cell office:value-type="date" office:date-value="2008-12-18" calcext:value-type="date">
            <text:p>18.12.08</text:p>
          </table:table-cell>
          <table:table-cell office:value-type="string" calcext:value-type="string">
            <text:p>Tommy/Maike 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Paul</text:p>
          </table:table-cell>
          <table:table-cell office:value-type="date" office:date-value="2006-10-11" calcext:value-type="date">
            <text:p>11.10.06</text:p>
          </table:table-cell>
          <table:table-cell office:value-type="string" calcext:value-type="string">
            <text:p>Thomas/Monika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Schulz</text:p>
          </table:table-cell>
          <table:table-cell office:value-type="string" calcext:value-type="string">
            <text:p>Antonio</text:p>
          </table:table-cell>
          <table:table-cell office:value-type="date" office:date-value="2009-06-09" calcext:value-type="date">
            <text:p>09.06.09</text:p>
          </table:table-cell>
          <table:table-cell office:value-type="string" calcext:value-type="string">
            <text:p>Thomas/Monika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Müller</text:p>
          </table:table-cell>
          <table:table-cell office:value-type="string" calcext:value-type="string">
            <text:p>Lisa</text:p>
          </table:table-cell>
          <table:table-cell office:value-type="date" office:date-value="2009-11-25" calcext:value-type="date">
            <text:p>25.11.09</text:p>
          </table:table-cell>
          <table:table-cell office:value-type="string" calcext:value-type="string">
            <text:p>Max/Gabi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Petersen </text:p>
          </table:table-cell>
          <table:table-cell office:value-type="string" calcext:value-type="string">
            <text:p>Marie</text:p>
          </table:table-cell>
          <table:table-cell office:value-type="date" office:date-value="2001-10-30" calcext:value-type="date">
            <text:p>30.10.01</text:p>
          </table:table-cell>
          <table:table-cell office:value-type="string" calcext:value-type="string">
            <text:p>Franz/Nicole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Weiblich</text:p>
          </table:table-cell>
          <table:table-cell office:value-type="string" calcext:value-type="string">
            <text:p>Schmidt</text:p>
          </table:table-cell>
          <table:table-cell office:value-type="string" calcext:value-type="string">
            <text:p>Miriam</text:p>
          </table:table-cell>
          <table:table-cell office:value-type="date" office:date-value="2007-06-28" calcext:value-type="date">
            <text:p>28.06.07</text:p>
          </table:table-cell>
          <table:table-cell office:value-type="string" calcext:value-type="string">
            <text:p>Henry/Isabelle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Michael</text:p>
          </table:table-cell>
          <table:table-cell office:value-type="date" office:date-value="2008-11-01" calcext:value-type="date">
            <text:p>01.11.08</text:p>
          </table:table-cell>
          <table:table-cell office:value-type="string" calcext:value-type="string">
            <text:p>Henry/Isabelle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Männlich</text:p>
          </table:table-cell>
          <table:table-cell office:value-type="string" calcext:value-type="string">
            <text:p>Kranz</text:p>
          </table:table-cell>
          <table:table-cell office:value-type="string" calcext:value-type="string">
            <text:p>Sebastian </text:p>
          </table:table-cell>
          <table:table-cell office:value-type="date" office:date-value="2009-12-28" calcext:value-type="date">
            <text:p>28.12.09</text:p>
          </table:table-cell>
          <table:table-cell office:value-type="string" calcext:value-type="string">
            <text:p>Henry/Isabelle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20">20.06.2014</text:date>, <text:time>23:02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6-06T18:13:59.001000000</meta:creation-date>
    <dc:date>2014-06-06T19:56:50.661000000</dc:date>
    <meta:editing-duration>PT55M53S</meta:editing-duration>
    <meta:editing-cycles>5</meta:editing-cycles>
    <meta:generator>OpenOffice/4.1.0$Win32 OpenOffice.org_project/410m18$Build-9764</meta:generator>
    <meta:document-statistic meta:table-count="1" meta:cell-count="225" meta:object-count="0"/>
  </office:meta>
</office:document-meta>
</file>